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65.4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71.9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15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33.85mm" fo:break-before="auto" style:use-optimal-row-height="true"/>
    </style:style>
    <style:style style:name="ro4" style:family="table-row">
      <style:table-row-properties style:row-height="22.74mm" fo:break-before="auto" style:use-optimal-row-height="true"/>
    </style:style>
    <style:style style:name="ro5" style:family="table-row">
      <style:table-row-properties style:row-height="17.18mm" fo:break-before="auto" style:use-optimal-row-height="true"/>
    </style:style>
    <style:style style:name="ro6" style:family="table-row">
      <style:table-row-properties style:row-height="50.27mm" fo:break-before="auto" style:use-optimal-row-height="true"/>
    </style:style>
    <style:style style:name="ro7" style:family="table-row">
      <style:table-row-properties style:row-height="33.69mm" fo:break-before="auto" style:use-optimal-row-height="true"/>
    </style:style>
    <style:style style:name="ro8" style:family="table-row">
      <style:table-row-properties style:row-height="22.63mm" fo:break-before="auto" style:use-optimal-row-height="true"/>
    </style:style>
    <style:style style:name="ro9" style:family="table-row">
      <style:table-row-properties style:row-height="17.11mm" fo:break-before="auto" style:use-optimal-row-height="true"/>
    </style:style>
    <style:style style:name="ro10" style:family="table-row">
      <style:table-row-properties style:row-height="11.57mm" fo:break-before="auto" style:use-optimal-row-height="true"/>
    </style:style>
    <style:style style:name="ro11" style:family="table-row">
      <style:table-row-properties style:row-height="44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/>
      <style:text-properties style:use-window-font-color="true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style:font-name="Liberation Sans" style:font-name-asian="Noto Sans CJK SC Regular" style:font-name-complex="Noto Sans CJK SC Regular"/>
    </style:style>
    <style:style style:name="ce10" style:family="table-cell" style:parent-style-name="Default">
      <style:text-properties style:font-name="Liberation Sans" style:font-name-asian="Noto Sans CJK SC Regular" style:font-name-complex="Noto Sans CJK SC Regular"/>
    </style:style>
    <style:style style:name="ce11" style:family="table-cell" style:parent-style-name="Default">
      <style:table-cell-properties fo:background-color="#ffff00"/>
      <style:text-properties style:use-window-font-color="true" style:font-name="Liberation Sans" style:font-name-asian="Noto Sans CJK SC Regular" style:font-name-complex="Noto Sans CJK SC Regular"/>
    </style:style>
    <style:style style:name="ce12" style:family="table-cell" style:parent-style-name="Default">
      <style:table-cell-properties fo:background-color="#ff6600"/>
      <style:text-properties style:font-name="Liberation Sans" style:font-name-asian="Noto Sans CJK SC Regular" style:font-name-complex="Noto Sans CJK SC Regular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Noto Sans CJK SC Regular" style:font-weight-complex="bold"/>
    </style:style>
    <style:style style:name="T1" style:family="text">
      <style:text-properties style:font-name="Liberation Sans" style:font-name-asian="Noto Sans CJK SC Regular" style:font-name-complex="Noto Sans CJK SC Regular"/>
    </style:style>
  </office:automatic-styles>
  <office:body>
    <office:spreadsheet>
      <table:calculation-settings table:automatic-find-labels="false"/>
      <table:table table:name="注意事项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豁免</text:p>
          </table:table-cell>
          <table:table-cell office:value-type="string" calcext:value-type="string">
            <text:p>非因意外伤害（见10.8）导致罹患本附加合同所定义的轻症疾病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保险条款</text:p>
          </table:table-cell>
          <table:table-cell office:value-type="string" calcext:value-type="string">
            <text:p>认真查看保险条款，哪些保，哪些不保？</text:p>
          </table:table-cell>
        </table:table-row>
      </table:table>
      <table:table table:name="保险产品" table:style-name="ta1"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保险公司</text:p>
          </table:table-cell>
          <table:table-cell table:style-name="ce1" office:value-type="string" calcext:value-type="string">
            <text:p>保险产品</text:p>
          </table:table-cell>
          <table:table-cell table:style-name="ce1" office:value-type="string" calcext:value-type="string">
            <text:p>保险类型</text:p>
          </table:table-cell>
          <table:table-cell table:style-name="ce1" office:value-type="string" calcext:value-type="string">
            <text:p>被保人</text:p>
          </table:table-cell>
          <table:table-cell table:style-name="ce1" office:value-type="string" calcext:value-type="string">
            <text:p>保障责任</text:p>
          </table:table-cell>
          <table:table-cell table:style-name="ce1" office:value-type="string" calcext:value-type="string">
            <text:p>保障特色</text:p>
          </table:table-cell>
          <table:table-cell table:style-name="ce13" office:value-type="string" calcext:value-type="string">
            <text:p>保障期限</text:p>
          </table:table-cell>
          <table:table-cell table:style-name="ce1" office:value-type="string" calcext:value-type="string">
            <text:p>保额</text:p>
          </table:table-cell>
          <table:table-cell table:style-name="ce1" office:value-type="string" calcext:value-type="string">
            <text:p>缴费期限</text:p>
          </table:table-cell>
          <table:table-cell table:style-name="ce1" office:value-type="string" calcext:value-type="string">
            <text:p>缴费金额</text:p>
          </table:table-cell>
          <table:table-cell table:style-name="ce1" office:value-type="string" calcext:value-type="string">
            <text:p>其他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重疾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嘉懿：2136.02×20=42,720.4</text:p>
            <text:p>嘉玥：1901.06×20=38,021.2</text:p>
          </table:table-cell>
          <table:table-cell office:value-type="string" calcext:value-type="string">
            <text:p>豁免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e享健康重大疾病保险</text:p>
          </table:table-cell>
          <table:table-cell office:value-type="string" calcext:value-type="string">
            <text:p>重疾</text:p>
          </table:table-cell>
          <table:table-cell office:value-type="string" calcext:value-type="string">
            <text:p>大凤</text:p>
          </table:table-cell>
          <table:table-cell office:value-type="string" calcext:value-type="string">
            <text:p>重大疾病（70种）</text:p>
            <text:p>轻症疾病(30种)</text:p>
            <text:p>身故保险金</text:p>
            <text:p>生存保险金</text:p>
            <text:p>多重豁免</text:p>
          </table:table-cell>
          <table:table-cell office:value-type="string" calcext:value-type="string">
            <text:p/>
            <text:p>70种重疾、30种轻症、6种高发疾病</text:p>
            <text:p>满期130%给付保费</text:p>
            <text:p>多重豁免，无后顾之忧</text:p>
          </table:table-cell>
          <table:table-cell office:value-type="string" calcext:value-type="string">
            <text:p>75周岁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75岁：5959.5</text:p>
            <text:p>30岁：6856.62</text:p>
          </table:table-cell>
          <table:table-cell office:value-type="string" calcext:value-type="string">
            <text:p>豁免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泰康人寿</text:p>
          </table:table-cell>
          <table:table-cell table:style-name="ce6" office:value-type="string" calcext:value-type="string">
            <text:p>e生健康终身重大疾病保险（32种大病）</text:p>
          </table:table-cell>
          <table:table-cell table:style-name="ce11" office:value-type="string" calcext:value-type="string">
            <text:p>重疾</text:p>
          </table:table-cell>
          <table:table-cell table:style-name="ce6" office:value-type="string" calcext:value-type="string">
            <text:p>嘉懿/嘉玥/大凤</text:p>
          </table:table-cell>
          <table:table-cell table:style-name="ce6" office:value-type="string" calcext:value-type="string">
            <text:p>重大疾病（32种）</text:p>
            <text:p>身故（疾病或意外）</text:p>
          </table:table-cell>
          <table:table-cell table:style-name="ce6"/>
          <table:table-cell table:style-name="ce6" office:value-type="string" calcext:value-type="string">
            <text:p>终身</text:p>
          </table:table-cell>
          <table:table-cell table:style-name="ce6" office:value-type="string" calcext:value-type="string">
            <text:p>20万</text:p>
          </table:table-cell>
          <table:table-cell table:style-name="ce6" office:value-type="string" calcext:value-type="string">
            <text:p>10年/20年</text:p>
          </table:table-cell>
          <table:table-cell table:style-name="ce6" office:value-type="string" calcext:value-type="string">
            <text:p>嘉懿：1800×20=36,000</text:p>
            <text:p>嘉懿：2800×10=28,000</text:p>
            <text:p>嘉玥：1600×20=32,000</text:p>
            <text:p>嘉玥：2600×10=26,000</text:p>
            <text:p><text:span text:style-name="T1">大凤：4200×20=84,000</text:span></text:p>
            <text:p><text:span text:style-name="T1">大凤：7400×10=74,000</text:span></text:p>
          </table:table-cell>
          <table:table-cell table:style-name="ce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泰康人寿</text:p>
          </table:table-cell>
          <table:table-cell table:style-name="ce7" office:value-type="string" calcext:value-type="string">
            <text:p>健康1+1-高额重大疾病保险</text:p>
          </table:table-cell>
          <table:table-cell table:style-name="ce12" office:value-type="string" calcext:value-type="string">
            <text:p>重疾</text:p>
          </table:table-cell>
          <table:table-cell table:style-name="ce7" office:value-type="string" calcext:value-type="string">
            <text:p>嘉懿/嘉玥</text:p>
          </table:table-cell>
          <table:table-cell table:style-name="ce7"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table:style-name="ce7" office:value-type="string" calcext:value-type="string">
            <text:p> 《泰康e康C款两全保险条款》</text:p>
            <text:p>《泰康附加e康C款重大疾病保险条款》   </text:p>
          </table:table-cell>
          <table:table-cell table:style-name="ce7" office:value-type="string" calcext:value-type="string">
            <text:p>100周岁</text:p>
          </table:table-cell>
          <table:table-cell table:style-name="ce7" office:value-type="string" calcext:value-type="string">
            <text:p>20万</text:p>
          </table:table-cell>
          <table:table-cell table:style-name="ce7" office:value-type="string" calcext:value-type="string">
            <text:p>10年/20年</text:p>
          </table:table-cell>
          <table:table-cell table:style-name="ce7" office:value-type="string" calcext:value-type="string">
            <text:p>嘉懿：2060×20=41,200</text:p>
            <text:p>嘉懿： 3560×10=35,600</text:p>
            <text:p>嘉玥：1840×20=36,800</text:p>
            <text:p>嘉玥：3180×10=31,800</text:p>
          </table:table-cell>
          <table:table-cell table:style-name="ce7" office:value-type="string" calcext:value-type="string">
            <text:p>癌症早期也赔！42种大病+10种轻症，不只保大病，身故也赔！最高50万！满期一次性给付130%！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泰康人寿</text:p>
          </table:table-cell>
          <table:table-cell table:style-name="ce7" office:value-type="string" calcext:value-type="string">
            <text:p>健康1+1-高额重大疾病保险</text:p>
          </table:table-cell>
          <table:table-cell table:style-name="ce12" office:value-type="string" calcext:value-type="string">
            <text:p>重疾</text:p>
          </table:table-cell>
          <table:table-cell table:style-name="ce7" office:value-type="string" calcext:value-type="string">
            <text:p>大凤</text:p>
          </table:table-cell>
          <table:table-cell table:style-name="ce7" office:value-type="string" calcext:value-type="string">
            <text:p>重大疾病（42种）</text:p>
            <text:p>轻度疾病（10种）一次30%（仅限1次）</text:p>
            <text:p>满期生存金</text:p>
            <text:p>身故</text:p>
          </table:table-cell>
          <table:table-cell table:style-name="ce7" office:value-type="string" calcext:value-type="string">
            <text:p> 《泰康e康C款两全保险条款》</text:p>
            <text:p>《泰康附加e康C款重大疾病保险条款》   </text:p>
          </table:table-cell>
          <table:table-cell table:style-name="ce7" office:value-type="string" calcext:value-type="string">
            <text:p>100周岁</text:p>
          </table:table-cell>
          <table:table-cell table:style-name="ce7" office:value-type="string" calcext:value-type="string">
            <text:p>20万</text:p>
          </table:table-cell>
          <table:table-cell table:style-name="ce7" office:value-type="string" calcext:value-type="string">
            <text:p>20年</text:p>
          </table:table-cell>
          <table:table-cell table:style-name="ce7" office:value-type="string" calcext:value-type="string">
            <text:p>5000×20=100,000</text:p>
          </table:table-cell>
          <table:table-cell table:style-name="ce7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泰康人寿</text:p>
          </table:table-cell>
          <table:table-cell table:style-name="ce7" office:value-type="string" calcext:value-type="string">
            <text:p>少儿重大疾病保险</text:p>
          </table:table-cell>
          <table:table-cell table:style-name="ce12" office:value-type="string" calcext:value-type="string">
            <text:p>重疾</text:p>
          </table:table-cell>
          <table:table-cell table:style-name="ce7" office:value-type="string" calcext:value-type="string">
            <text:p>嘉懿/嘉玥</text:p>
          </table:table-cell>
          <table:table-cell table:style-name="ce7" office:value-type="string" calcext:value-type="string">
            <text:p/>
            <text:p>重大疾病保险金：40万</text:p>
            <text:p>轻症疾病保险金：20万</text:p>
          </table:table-cell>
          <table:table-cell table:style-name="ce7" office:value-type="string" calcext:value-type="string">
            <text:p>《泰康在线e顺重大疾病保险条款》</text:p>
            <text:p>《泰康在线e顺轻症疾病保险条款》</text:p>
          </table:table-cell>
          <table:table-cell table:style-name="ce7" office:value-type="string" calcext:value-type="string">
            <text:p>1年期</text:p>
          </table:table-cell>
          <table:table-cell table:style-name="ce7" office:value-type="string" calcext:value-type="string">
            <text:p>全面款</text:p>
          </table:table-cell>
          <table:table-cell table:style-name="ce7" office:value-type="string" calcext:value-type="string">
            <text:p>1年</text:p>
          </table:table-cell>
          <table:table-cell table:style-name="ce7" office:value-type="string" calcext:value-type="string">
            <text:p>364×1=364</text:p>
          </table:table-cell>
          <table:table-cell table:style-name="ce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泰康人寿</text:p>
          </table:table-cell>
          <table:table-cell table:style-name="ce8" office:value-type="string" calcext:value-type="string">
            <text:p>全年综合意外保障</text:p>
          </table:table-cell>
          <table:table-cell table:style-name="ce9" office:value-type="string" calcext:value-type="string">
            <text:p>意外</text:p>
          </table:table-cell>
          <table:table-cell table:style-name="ce8" office:value-type="string" calcext:value-type="string">
            <text:p>大凤/秋生</text:p>
          </table:table-cell>
          <table:table-cell table:style-name="ce8" office:value-type="string" calcext:value-type="string">
            <text:p>意外身故：50万</text:p>
            <text:p>意外残疾：5万</text:p>
            <text:p>意外医疗：2万</text:p>
            <text:p>公汽、电车、出租车、地铁意外身故、伤残：50万</text:p>
            <text:p>火车意外身故、伤残：60万</text:p>
            <text:p>飞机意外身故、伤残：80万</text:p>
          </table:table-cell>
          <table:table-cell table:style-name="ce8" office:value-type="string" calcext:value-type="string">
            <text:p>《泰康在线人身意外伤害保险条款》</text:p>
            <text:p>《泰康在线e顺交通意外伤害保险条款》</text:p>
            <text:p>《泰康在线附加意外伤害医疗保险条款》</text:p>
            <text:p>《人身保险伤残评定标准》  </text:p>
          </table:table-cell>
          <table:table-cell table:style-name="ce8" office:value-type="string" calcext:value-type="string">
            <text:p>1年期</text:p>
          </table:table-cell>
          <table:table-cell table:style-name="ce8" office:value-type="string" calcext:value-type="string">
            <text:p>钻石款</text:p>
          </table:table-cell>
          <table:table-cell table:style-name="ce8" office:value-type="string" calcext:value-type="string">
            <text:p>1年</text:p>
          </table:table-cell>
          <table:table-cell table:style-name="ce8" office:value-type="string" calcext:value-type="string">
            <text:p>394.50×1=394.50</text:p>
          </table:table-cell>
          <table:table-cell table:style-name="ce8" office:value-type="string" calcext:value-type="string">
            <text:p>18周岁～65周岁</text:p>
            <text:p>缺点：未保自驾</text:p>
          </table:table-cell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泰康人寿</text:p>
          </table:table-cell>
          <table:table-cell table:style-name="ce8" office:value-type="string" calcext:value-type="string">
            <text:p>少儿综合意外保障</text:p>
          </table:table-cell>
          <table:table-cell table:style-name="ce9" office:value-type="string" calcext:value-type="string">
            <text:p>意外</text:p>
          </table:table-cell>
          <table:table-cell table:style-name="ce9" office:value-type="string" calcext:value-type="string">
            <text:p>嘉懿/嘉玥</text:p>
          </table:table-cell>
          <table:table-cell table:style-name="ce8" office:value-type="string" calcext:value-type="string">
            <text:p>意外身故：20万</text:p>
            <text:p>意外残疾：5万</text:p>
            <text:p>意外医疗：2万</text:p>
            <text:p>飞机意外身故、伤残：60万</text:p>
          </table:table-cell>
          <table:table-cell table:style-name="ce8"/>
          <table:table-cell table:style-name="ce9" office:value-type="string" calcext:value-type="string">
            <text:p>1年期</text:p>
          </table:table-cell>
          <table:table-cell table:style-name="ce9" office:value-type="string" calcext:value-type="string">
            <text:p>钻石款</text:p>
          </table:table-cell>
          <table:table-cell table:style-name="ce9" office:value-type="string" calcext:value-type="string">
            <text:p>1年</text:p>
          </table:table-cell>
          <table:table-cell table:style-name="ce8" office:value-type="string" calcext:value-type="string">
            <text:p>30天～9岁：216</text:p>
            <text:p>10岁～17岁：327</text:p>
          </table:table-cell>
          <table:table-cell table:style-name="ce8" office:value-type="string" calcext:value-type="string">
            <text:p>30天～17岁</text:p>
          </table:table-cell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泰康人寿</text:p>
          </table:table-cell>
          <table:table-cell table:style-name="ce8" office:value-type="string" calcext:value-type="string">
            <text:p>e畅行- 自驾车交通意外保障计划</text:p>
          </table:table-cell>
          <table:table-cell table:style-name="ce9" office:value-type="string" calcext:value-type="string">
            <text:p>意外</text:p>
          </table:table-cell>
          <table:table-cell table:style-name="ce9" office:value-type="string" calcext:value-type="string">
            <text:p>大凤/秋生</text:p>
          </table:table-cell>
          <table:table-cell table:style-name="ce8" office:value-type="string" calcext:value-type="string">
            <text:p/>
            <text:p>驾驶私家车意外身故、伤残：50万</text:p>
            <text:p>驾驶私家车意外伤害医疗：5万</text:p>
          </table:table-cell>
          <table:table-cell table:style-name="ce8"/>
          <table:table-cell table:style-name="ce9" office:value-type="string" calcext:value-type="string">
            <text:p>1年期</text:p>
          </table:table-cell>
          <table:table-cell table:style-name="ce9" office:value-type="string" calcext:value-type="string">
            <text:p>钻石款</text:p>
          </table:table-cell>
          <table:table-cell table:style-name="ce9" office:value-type="string" calcext:value-type="string">
            <text:p>1年</text:p>
          </table:table-cell>
          <table:table-cell table:style-name="ce8" office:value-type="string" calcext:value-type="string">
            <text:p>147.5元</text:p>
          </table:table-cell>
          <table:table-cell table:style-name="ce8" office:value-type="string" calcext:value-type="string">
            <text:p>18周岁～80周岁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乐安康终身重疾险</text:p>
          </table:table-cell>
          <table:table-cell table:style-name="ce10" office:value-type="string" calcext:value-type="string">
            <text:p>重疾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<text:span text:style-name="T1">60种重疾</text:span></text:p>
            <text:p><text:span text:style-name="T1">22种轻疾</text:span></text:p>
            <text:p>重大疾病保险金：20万</text:p>
            <text:p>轻症疾病保险金：4万*3次=12万</text:p>
            <text:p>生故保险金：20万</text:p>
          </table:table-cell>
          <table:table-cell office:value-type="string" calcext:value-type="string">
            <text:p>泰康乐安康终身重大疾病保险条款</text:p>
            <text:p>泰康附加乐相伴豁免保险费重大疾病保险条款</text:p>
          </table:table-cell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017*20=40,340</text:p>
            <text:p>嘉懿：3232.5*10=32,325</text:p>
            <text:p>嘉玥：1785.9*20=35,718</text:p>
            <text:p>嘉玥：2886.9*10=28,869</text:p>
            <text:p><text:span text:style-name="T1">大凤：4937.4*20=98,748</text:span></text:p>
            <text:p><text:span text:style-name="T1">大凤：7806.7*10=78,067</text:span></text:p>
          </table:table-cell>
          <table:table-cell office:value-type="string" calcext:value-type="string">
            <text:p>投被保人双豁免：非因意外伤害（见10.8）导致罹患本附加合同所定义的轻症疾病</text:p>
            <text:p/>
            <text:p>下列疾病不在保障范围内： </text:p>
            <text:p>（1）原位癌； </text:p>
            <text:p>（2）相当于Binet分期方案A期程度的慢性淋巴细胞白血病； </text:p>
            <text:p>（3）相当于Ann Arbor分期方案Ⅰ期程度的何杰金氏病；</text:p>
            <text:p>（4）皮肤癌（不包括恶性黑色素瘤及已发生转移的皮肤癌）；</text:p>
            <text:p>（5）TNM分期为T1N0M0期或者更轻分期的前列腺癌； </text:p>
            <text:p>（6）感染艾滋病病毒或者患艾滋病期间所患恶性肿瘤。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人保寿险PICC</text:p>
          </table:table-cell>
          <table:table-cell office:value-type="string" calcext:value-type="string">
            <text:p>人保无忧人生终身重疾险</text:p>
          </table:table-cell>
          <table:table-cell table:style-name="ce10" office:value-type="string" calcext:value-type="string">
            <text:p>重疾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40种重疾</text:p>
            <text:p>30种轻疾</text:p>
          </table:table-cell>
          <table:table-cell/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180*20=43,600</text:p>
            <text:p>嘉懿：3660*10=36,600</text:p>
            <text:p>嘉玥：1900*20=38,000</text:p>
            <text:p>嘉玥：3220*10=32,200</text:p>
            <text:p>大凤：5360*20=107,200</text:p>
            <text:p>大凤：8780*10=87,800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同方全球人寿</text:p>
          </table:table-cell>
          <table:table-cell office:value-type="string" calcext:value-type="string">
            <text:p/>
            <text:p>康健一生多倍保终身重疾险</text:p>
          </table:table-cell>
          <table:table-cell table:style-name="ce10" office:value-type="string" calcext:value-type="string">
            <text:p>重疾</text:p>
          </table:table-cell>
          <table:table-cell table:style-name="ce10" office:value-type="string" calcext:value-type="string">
            <text:p>嘉懿/嘉玥</text:p>
          </table:table-cell>
          <table:table-cell office:value-type="string" calcext:value-type="string">
            <text:p>80种重疾</text:p>
            <text:p>28种轻疾</text:p>
            <text:p>重疾保险金20万×30次</text:p>
            <text:p>轻疾保险金4万×3次</text:p>
            <text:p>身故保险金20万</text:p>
            <text:p>投被保人双豁免</text:p>
          </table:table-cell>
          <table:table-cell/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1954×20=39,080</text:p>
            <text:p>嘉懿：3279×10=32,790</text:p>
            <text:p>嘉玥：1744×20=34,880</text:p>
            <text:p>嘉玥：2933×10=29,330</text:p>
          </table:table-cell>
          <table:table-cell office:value-type="string" calcext:value-type="string">
            <text:p>选不了重庆？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泰康在线</text:p>
          </table:table-cell>
          <table:table-cell office:value-type="string" calcext:value-type="string">
            <text:p/>
            <text:p>泰康泰安宝</text:p>
          </table:table-cell>
          <table:table-cell table:style-name="ce10" office:value-type="string" calcext:value-type="string">
            <text:p>重疾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70种重疾</text:p>
            <text:p>重疾给付+医疗报销</text:p>
            <text:p>100万/200万额度</text:p>
            <text:p>0免陪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重疾保障</text:p>
            <text:p>200万医疗报销？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/>
            <text:p>大凤：562</text:p>
          </table:table-cell>
          <table:table-cell office:value-type="string" calcext:value-type="string">
            <text:p>18周岁～60周岁</text:p>
          </table:table-cell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和谐健康</text:p>
          </table:table-cell>
          <table:table-cell office:value-type="string" calcext:value-type="string">
            <text:p><text:s/>和谐健康之家终身综合疾病保险</text:p>
          </table:table-cell>
          <table:table-cell table:style-name="ce10" office:value-type="string" calcext:value-type="string">
            <text:p>重疾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50种重疾</text:p>
            <text:p>10种轻疾</text:p>
            <text:p>重疾保险20万</text:p>
            <text:p>癌症保险金额外20万</text:p>
            <text:p>特定心脑血管疾病保险金额外20万</text:p>
            <text:p>护理关爱金20万</text:p>
            <text:p>身故、全残保险金20万</text:p>
            <text:p>轻症保险金4万</text:p>
            <text:p>被保险人轻症后豁免</text:p>
          </table:table-cell>
          <table:table-cell/>
          <table:table-cell office:value-type="string" calcext:value-type="string">
            <text:p>终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0年/20年</text:p>
          </table:table-cell>
          <table:table-cell office:value-type="string" calcext:value-type="string">
            <text:p>嘉懿：2640×20=52,800</text:p>
            <text:p>嘉懿：4480×10=44,800</text:p>
            <text:p>嘉玥：2380×20=47,600</text:p>
            <text:p>嘉玥：4060×10=40,600</text:p>
            <text:p>大凤：6300×20=126,000</text:p>
            <text:p>大凤：10560×10=105,600</text:p>
          </table:table-cell>
          <table:table-cell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平安健康</text:p>
          </table:table-cell>
          <table:table-cell office:value-type="string" calcext:value-type="string">
            <text:p>平安e生保2017版</text:p>
          </table:table-cell>
          <table:table-cell office:value-type="string" calcext:value-type="string">
            <text:p>医疗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一般医疗：住院、指定门诊、住院前后门诊共用100万</text:p>
            <text:p>癌症医疗：住院、指定门诊、住院前后门诊共用200万</text:p>
            <text:p>年免陪额1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0万+额外10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0～5岁：911</text:p>
            <text:p>6～10岁：349</text:p>
            <text:p>31～35岁：392</text:p>
          </table:table-cell>
          <table:table-cell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安联财险</text:p>
          </table:table-cell>
          <table:table-cell office:value-type="string" calcext:value-type="string">
            <text:p>向日葵安联臻爱医疗保险</text:p>
          </table:table-cell>
          <table:table-cell office:value-type="string" calcext:value-type="string">
            <text:p>医疗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意外身故及伤残：10万</text:p>
            <text:p>普通医疗：100万</text:p>
            <text:p>癌症医疗：额外100万</text:p>
            <text:p>年免陪额：1万</text:p>
            <text:p>不限社保用药</text:p>
            <text:p>不限住院情况：意外伤害、一般疾病、恶性肿瘤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0万+额外10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嘉懿：690</text:p>
            <text:p>嘉玥：690</text:p>
            <text:p>大凤：344</text:p>
          </table:table-cell>
          <table:table-cell office:value-type="string" calcext:value-type="string">
            <text:p>0～60岁可保，可以续保至80岁。续保是什么意思？续保的保费怎么算？还是60～80岁不用交保费？</text:p>
            <text:p>每个年龄段的保费不一样？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安心保险</text:p>
          </table:table-cell>
          <table:table-cell office:value-type="string" calcext:value-type="string">
            <text:p>安心百万医疗保险</text:p>
          </table:table-cell>
          <table:table-cell table:style-name="ce10" office:value-type="string" calcext:value-type="string">
            <text:p>医疗</text:p>
          </table:table-cell>
          <table:table-cell table:style-name="ce10" office:value-type="string" calcext:value-type="string">
            <text:p>嘉懿/嘉玥/大凤</text:p>
          </table:table-cell>
          <table:table-cell office:value-type="string" calcext:value-type="string">
            <text:p>年度总额100万</text:p>
            <text:p>住院医疗100万</text:p>
            <text:p>特殊门诊20万</text:p>
            <text:p>住院前后门急诊100万</text:p>
            <text:p>年免陪额1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0～5岁：661</text:p>
            <text:p>6～10：321</text:p>
            <text:p>31～35：345</text:p>
          </table:table-cell>
          <table:table-cell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易安保险</text:p>
          </table:table-cell>
          <table:table-cell office:value-type="string" calcext:value-type="string">
            <text:p>向日葵住院无忧保障计划</text:p>
          </table:table-cell>
          <table:table-cell office:value-type="string" calcext:value-type="string">
            <text:p>住院</text:p>
          </table:table-cell>
          <table:table-cell table:style-name="ce10" office:value-type="string" calcext:value-type="string">
            <text:p>大凤</text:p>
          </table:table-cell>
          <table:table-cell office:value-type="string" calcext:value-type="string">
            <text:p>意外身故：10万</text:p>
            <text:p>意外医疗：1万</text:p>
            <text:p>住院医疗：1万</text:p>
            <text:p>意外住院津贴：100元/天（最高3.6万）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大凤：145</text:p>
          </table:table-cell>
          <table:table-cell office:value-type="string" calcext:value-type="string">
            <text:p>18周岁～60周岁</text:p>
          </table:table-cell>
        </table:table-row>
        <table:table-row table:style-name="ro9">
          <table:table-cell office:value-type="float" office:value="19" calcext:value-type="float">
            <text:p>19</text:p>
          </table:table-cell>
          <table:table-cell office:value-type="string" calcext:value-type="string">
            <text:p>泰康在线</text:p>
          </table:table-cell>
          <table:table-cell office:value-type="string" calcext:value-type="string">
            <text:p>向日葵泰康住院宝</text:p>
          </table:table-cell>
          <table:table-cell office:value-type="string" calcext:value-type="string">
            <text:p>住院</text:p>
          </table:table-cell>
          <table:table-cell table:style-name="ce10" office:value-type="string" calcext:value-type="string">
            <text:p>嘉懿/嘉玥/大凤/秋生</text:p>
          </table:table-cell>
          <table:table-cell office:value-type="string" calcext:value-type="string">
            <text:p>意外身故、残疾：30万/儿童20万</text:p>
            <text:p>意外医疗：3万/儿童2万</text:p>
            <text:p>疾病住院：3万/儿童2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/3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0天～9岁：440（20万）</text:p>
            <text:p>10岁～17岁：660（30万）</text:p>
            <text:p>18岁～49岁：480（30万）</text:p>
          </table:table-cell>
          <table:table-cell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安心保险</text:p>
          </table:table-cell>
          <table:table-cell office:value-type="string" calcext:value-type="string">
            <text:p>向日葵安心住院宝</text:p>
          </table:table-cell>
          <table:table-cell table:style-name="ce10" office:value-type="string" calcext:value-type="string">
            <text:p>住院</text:p>
          </table:table-cell>
          <table:table-cell table:style-name="ce10" office:value-type="string" calcext:value-type="string">
            <text:p>嘉懿/嘉玥/大凤/秋生</text:p>
          </table:table-cell>
          <table:table-cell office:value-type="string" calcext:value-type="string">
            <text:p>意外伤害：20万/30万</text:p>
            <text:p>意外医疗：2万/3万</text:p>
            <text:p>疾病住院医疗：2万/3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/3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1岁～17岁：390（20万）</text:p>
            <text:p>18岁～45岁：450（30万）</text:p>
          </table:table-cell>
          <table:table-cell office:value-type="string" calcext:value-type="string">
            <text:p>意外伤害：什么程度？？？身故、伤残？</text:p>
          </table:table-cell>
        </table:table-row>
        <table:table-row table:style-name="ro9">
          <table:table-cell office:value-type="float" office:value="21" calcext:value-type="float">
            <text:p>21</text:p>
          </table:table-cell>
          <table:table-cell office:value-type="string" calcext:value-type="string">
            <text:p>泰康人寿</text:p>
          </table:table-cell>
          <table:table-cell office:value-type="string" calcext:value-type="string">
            <text:p>泰康在线住院保</text:p>
          </table:table-cell>
          <table:table-cell table:style-name="ce10" office:value-type="string" calcext:value-type="string">
            <text:p>住院</text:p>
          </table:table-cell>
          <table:table-cell table:style-name="ce10" office:value-type="string" calcext:value-type="string">
            <text:p>嘉懿/嘉玥/大凤/秋生</text:p>
          </table:table-cell>
          <table:table-cell office:value-type="string" calcext:value-type="string">
            <text:p>意外身故、伤残：20万</text:p>
            <text:p>意外门急诊医疗：2万</text:p>
            <text:p>疾病住院医疗：2万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30天～17岁：490</text:p>
            <text:p>18岁～49岁：370</text:p>
          </table:table-cell>
          <table:table-cell office:value-type="string" calcext:value-type="string">
            <text:p>这是官网价格，跟向日葵不一致</text:p>
          </table:table-cell>
        </table:table-row>
        <table:table-row table:style-name="ro10"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泰康人寿</text:p>
          </table:table-cell>
          <table:table-cell office:value-type="string" calcext:value-type="string">
            <text:p>爱相随-超长待机型定期寿险（家庭顶梁柱首选！挂了就赔！最长可保30年！）</text:p>
          </table:table-cell>
          <table:table-cell office:value-type="string" calcext:value-type="string">
            <text:p>消费型定期寿险</text:p>
          </table:table-cell>
          <table:table-cell office:value-type="string" calcext:value-type="string">
            <text:p>秋生</text:p>
          </table:table-cell>
          <table:table-cell office:value-type="string" calcext:value-type="string">
            <text:p>非意外身故：1年后 30万</text:p>
            <text:p>意外身故：30万×1.5=45万</text:p>
          </table:table-cell>
          <table:table-cell/>
          <table:table-cell office:value-type="string" calcext:value-type="string">
            <text:p>30年</text:p>
          </table:table-cell>
          <table:table-cell office:value-type="string" calcext:value-type="string">
            <text:p>30万</text:p>
          </table:table-cell>
          <table:table-cell office:value-type="string" calcext:value-type="string">
            <text:p>20年</text:p>
          </table:table-cell>
          <table:table-cell office:value-type="string" calcext:value-type="string">
            <text:p>1560×20=31,200元</text:p>
          </table:table-cell>
          <table:table-cell office:value-type="string" calcext:value-type="string">
            <text:p>30年后63岁，保得差不多了，但是保费有点贵。</text:p>
          </table:table-cell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中国平安</text:p>
          </table:table-cell>
          <table:table-cell office:value-type="string" calcext:value-type="string">
            <text:p>平安儿童综合医疗险</text:p>
          </table:table-cell>
          <table:table-cell office:value-type="string" calcext:value-type="string">
            <text:p>重疾/医疗</text:p>
          </table:table-cell>
          <table:table-cell office:value-type="string" calcext:value-type="string">
            <text:p>嘉懿/嘉玥</text:p>
          </table:table-cell>
          <table:table-cell office:value-type="string" calcext:value-type="string">
            <text:p>意外身故、残疾：20万</text:p>
            <text:p>意外伤害医疗（含门诊及住院）：5万</text:p>
            <text:p>重疾25种：30万</text:p>
            <text:p>疾病身故、残疾：10万</text:p>
            <text:p>住院医疗：1万</text:p>
            <text:p>疫苗接种身故、残疾：20万</text:p>
            <text:p>意外骨折、关节脱位：1万</text:p>
            <text:p>意外住院津贴：200元/天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2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788.7元？</text:p>
          </table:table-cell>
          <table:table-cell office:value-type="string" calcext:value-type="string">
            <text:p>选不了出生日期。出生日期显示：2011年5月24。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安联保险</text:p>
          </table:table-cell>
          <table:table-cell office:value-type="string" calcext:value-type="string">
            <text:p>安联臻爱医疗保险</text:p>
          </table:table-cell>
          <table:table-cell office:value-type="string" calcext:value-type="string">
            <text:p>重疾/医疗</text:p>
          </table:table-cell>
          <table:table-cell table:style-name="ce10" office:value-type="string" calcext:value-type="string">
            <text:p>嘉懿/嘉玥/大凤/秋生</text:p>
          </table:table-cell>
          <table:table-cell office:value-type="string" calcext:value-type="string">
            <text:p>年度免陪额1万</text:p>
            <text:p>意外身故与伤残：10万</text:p>
            <text:p>一般医疗保险金（不限社保；包含住院医疗费用和特殊门诊医疗费用）：100万</text:p>
            <text:p>恶性肿瘤医疗保险金（不限社保；包含恶性肿瘤住院医疗费用和恶性肿瘤特殊门诊医疗费用）：100万</text:p>
            <text:p>超全保障：不限社保用药，不限疾病种类，一般疾病、恶性肿瘤、意外伤害均可保。</text:p>
          </table:table-cell>
          <table:table-cell/>
          <table:table-cell office:value-type="string" calcext:value-type="string">
            <text:p>1年期</text:p>
          </table:table-cell>
          <table:table-cell office:value-type="string" calcext:value-type="string">
            <text:p>10万</text:p>
          </table:table-cell>
          <table:table-cell office:value-type="string" calcext:value-type="string">
            <text:p>1年</text:p>
          </table:table-cell>
          <table:table-cell office:value-type="string" calcext:value-type="string">
            <text:p>嘉玥：690</text:p>
            <text:p>嘉懿：690</text:p>
            <text:p>大凤：344</text:p>
            <text:p>秋生：344</text:p>
          </table:table-cell>
          <table:table-cell office:value-type="string" calcext:value-type="string">
            <text:p>只说了恶性肿瘤，并没有说哪些重疾险？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安联保险</text:p>
          </table:table-cell>
          <table:table-cell office:value-type="string" calcext:value-type="string">
            <text:p>出行无忧-安联综合交通意外</text:p>
          </table:table-cell>
          <table:table-cell office:value-type="string" calcext:value-type="string">
            <text:p>综合意外</text:p>
          </table:table-cell>
          <table:table-cell table:style-name="ce10" office:value-type="string" calcext:value-type="string">
            <text:p>大凤/秋生</text:p>
          </table:table-cell>
          <table:table-cell office:value-type="string" calcext:value-type="string">
            <text:p>航空意外身故及伤残：80万</text:p>
            <text:p>轨道交通（含火车、地铁、轻轨）意外身故及伤残：40万</text:p>
            <text:p>轮船意外身故及伤残：30万</text:p>
            <text:p>公共汽车（含出租车）意外身故及伤残：20万</text:p>
            <text:p>自驾车意外身故及伤残：20万</text:p>
            <text:p>意外医疗（免赔额100元，100%赔付）：1万</text:p>
          </table:table-cell>
          <table:table-cell/>
          <table:table-cell table:style-name="ce10" office:value-type="string" calcext:value-type="string">
            <text:p>1年期</text:p>
          </table:table-cell>
          <table:table-cell office:value-type="string" calcext:value-type="string">
            <text:p>20万</text:p>
          </table:table-cell>
          <table:table-cell table:style-name="ce10" office:value-type="string" calcext:value-type="string">
            <text:p>1年期</text:p>
          </table:table-cell>
          <table:table-cell office:value-type="string" calcext:value-type="string">
            <text:p>100元</text:p>
            <text:p>248元</text:p>
            <text:p>360元</text:p>
          </table:table-cell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00/00/00</text:date>, <text:time style:data-style-name="N2" text:time-value="00:22:28.74912374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13:06.602259768</meta:creation-date>
    <dc:date>2017-05-17T00:26:04.185258964</dc:date>
    <meta:editing-duration>PT4H20M58S</meta:editing-duration>
    <meta:editing-cycles>115</meta:editing-cycles>
    <meta:generator>LibreOffice/5.1.6.2$Linux_X86_64 LibreOffice_project/10m0$Build-2</meta:generator>
    <meta:document-statistic meta:table-count="2" meta:cell-count="291" meta:object-count="0"/>
  </office:meta>
</office:document-meta>
</file>